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949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23.34" calcext:value-type="float">
            <text:p>23.34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75 kWh</text:p>
          </table:table-cell>
          <table:table-cell office:value-type="float" office:value="1795.08" calcext:value-type="float">
            <text:p>1795.08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/>
          <table:table-cell office:value-type="float" office:value="19.63" calcext:value-type="float">
            <text:p>19.63</text:p>
          </table:table-cell>
          <table:table-cell office:value-type="string" calcext:value-type="string">
            <text:p>T-0</text:p>
          </table:table-cell>
          <table:table-cell office:value-type="float" office:value="2005.68" calcext:value-type="float">
            <text:p>2005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8.88" calcext:value-type="float">
            <text:p>18.8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06 kWh</text:p>
          </table:table-cell>
          <table:table-cell office:value-type="float" office:value="2013.61" calcext:value-type="float">
            <text:p>2013.61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140.95" calcext:value-type="float">
            <text:p>140.95</text:p>
          </table:table-cell>
          <table:table-cell office:value-type="float" office:value="21.81" calcext:value-type="float">
            <text:p>21.81</text:p>
          </table:table-cell>
          <table:table-cell office:value-type="string" calcext:value-type="string">
            <text:p>T-0</text:p>
          </table:table-cell>
          <table:table-cell office:value-type="float" office:value="2362.25" calcext:value-type="float">
            <text:p>236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21.57" calcext:value-type="float">
            <text:p>221.57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20 kWh</text:p>
          </table:table-cell>
          <table:table-cell office:value-type="float" office:value="2106.27" calcext:value-type="float">
            <text:p>2106.27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147.44" calcext:value-type="float">
            <text:p>147.44</text:p>
          </table:table-cell>
          <table:table-cell office:value-type="float" office:value="22.73" calcext:value-type="float">
            <text:p>22.73</text:p>
          </table:table-cell>
          <table:table-cell office:value-type="string" calcext:value-type="string">
            <text:p>T-0</text:p>
          </table:table-cell>
          <table:table-cell office:value-type="float" office:value="2664.33" calcext:value-type="float">
            <text:p>2664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6.67" calcext:value-type="float">
            <text:p>26.67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99 kWh</text:p>
          </table:table-cell>
          <table:table-cell office:value-type="float" office:value="1946.26" calcext:value-type="float">
            <text:p>1946.26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/>
          <table:table-cell office:value-type="float" office:value="21.12" calcext:value-type="float">
            <text:p>21.12</text:p>
          </table:table-cell>
          <table:table-cell office:value-type="string" calcext:value-type="string">
            <text:p>T-0</text:p>
          </table:table-cell>
          <table:table-cell office:value-type="float" office:value="2159.68" calcext:value-type="float">
            <text:p>2159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17.91" calcext:value-type="float">
            <text:p>217.9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54 kWh</text:p>
          </table:table-cell>
          <table:table-cell office:value-type="float" office:value="2333.1" calcext:value-type="float">
            <text:p>2333.1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163.32" calcext:value-type="float">
            <text:p>163.32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T-0</text:p>
          </table:table-cell>
          <table:table-cell office:value-type="float" office:value="2904.27" calcext:value-type="float">
            <text:p>2904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19.88" calcext:value-type="float">
            <text:p>219.88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73 kWh</text:p>
          </table:table-cell>
          <table:table-cell office:value-type="float" office:value="2459.13" calcext:value-type="float">
            <text:p>2459.13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172.14" calcext:value-type="float">
            <text:p>172.14</text:p>
          </table:table-cell>
          <table:table-cell office:value-type="float" office:value="26.23" calcext:value-type="float">
            <text:p>26.23</text:p>
          </table:table-cell>
          <table:table-cell office:value-type="string" calcext:value-type="string">
            <text:p>T-0</text:p>
          </table:table-cell>
          <table:table-cell office:value-type="float" office:value="3041.67" calcext:value-type="float">
            <text:p>3041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2.03" calcext:value-type="float">
            <text:p>22.03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53 kWh</text:p>
          </table:table-cell>
          <table:table-cell office:value-type="float" office:value="2306.73" calcext:value-type="float">
            <text:p>2306.73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161.47" calcext:value-type="float">
            <text:p>161.47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T-0</text:p>
          </table:table-cell>
          <table:table-cell office:value-type="float" office:value="2678.55" calcext:value-type="float">
            <text:p>2678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16.07" calcext:value-type="float">
            <text:p>216.07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68 kWh</text:p>
          </table:table-cell>
          <table:table-cell office:value-type="float" office:value="2403.77" calcext:value-type="float">
            <text:p>2403.77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168.26" calcext:value-type="float">
            <text:p>168.26</text:p>
          </table:table-cell>
          <table:table-cell office:value-type="float" office:value="25.67" calcext:value-type="float">
            <text:p>25.67</text:p>
          </table:table-cell>
          <table:table-cell office:value-type="string" calcext:value-type="string">
            <text:p>T-0</text:p>
          </table:table-cell>
          <table:table-cell office:value-type="float" office:value="2976.72" calcext:value-type="float">
            <text:p>2976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1.84" calcext:value-type="float">
            <text:p>21.84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402 kWh</text:p>
          </table:table-cell>
          <table:table-cell office:value-type="float" office:value="2584.98" calcext:value-type="float">
            <text:p>2584.98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180.95" calcext:value-type="float">
            <text:p>180.95</text:p>
          </table:table-cell>
          <table:table-cell office:value-type="float" office:value="27.47" calcext:value-type="float">
            <text:p>27.47</text:p>
          </table:table-cell>
          <table:table-cell office:value-type="string" calcext:value-type="string">
            <text:p>T-0</text:p>
          </table:table-cell>
          <table:table-cell office:value-type="float" office:value="2977.51" calcext:value-type="float">
            <text:p>2977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372 kWh</text:p>
          </table:table-cell>
          <table:table-cell office:value-type="float" office:value="2360.07" calcext:value-type="float">
            <text:p>2360.07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165.2" calcext:value-type="float">
            <text:p>165.2</text:p>
          </table:table-cell>
          <table:table-cell office:value-type="float" office:value="25.23" calcext:value-type="float">
            <text:p>25.23</text:p>
          </table:table-cell>
          <table:table-cell office:value-type="string" calcext:value-type="string">
            <text:p>T-0</text:p>
          </table:table-cell>
          <table:table-cell office:value-type="float" office:value="2712.97" calcext:value-type="float">
            <text:p>2712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3.56" calcext:value-type="float">
            <text:p>3.56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59 kWh</text:p>
          </table:table-cell>
          <table:table-cell office:value-type="float" office:value="2261.29" calcext:value-type="float">
            <text:p>2261.29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158.29" calcext:value-type="float">
            <text:p>158.29</text:p>
          </table:table-cell>
          <table:table-cell office:value-type="float" office:value="24.23" calcext:value-type="float">
            <text:p>24.23</text:p>
          </table:table-cell>
          <table:table-cell office:value-type="string" calcext:value-type="string">
            <text:p>T-0</text:p>
          </table:table-cell>
          <table:table-cell office:value-type="float" office:value="2609.16" calcext:value-type="float">
            <text:p>2609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4.69" calcext:value-type="float">
            <text:p>4.69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53 kWh</text:p>
          </table:table-cell>
          <table:table-cell office:value-type="float" office:value="2211.64" calcext:value-type="float">
            <text:p>2211.64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54.81" calcext:value-type="float">
            <text:p>154.81</text:p>
          </table:table-cell>
          <table:table-cell office:value-type="float" office:value="23.73" calcext:value-type="float">
            <text:p>23.73</text:p>
          </table:table-cell>
          <table:table-cell office:value-type="string" calcext:value-type="string">
            <text:p>T-0</text:p>
          </table:table-cell>
          <table:table-cell office:value-type="float" office:value="2556.02" calcext:value-type="float">
            <text:p>2556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40:13.358000000</meta:creation-date>
    <dc:date>2018-03-26T11:42:38.073000000</dc:date>
    <meta:editing-duration>PT2M25S</meta:editing-duration>
    <meta:editing-cycles>1</meta:editing-cycles>
    <meta:document-statistic meta:table-count="1" meta:cell-count="152" meta:object-count="0"/>
    <meta:generator>LibreOffice/5.3.4.2$Windows_x86 LibreOffice_project/f82d347ccc0be322489bf7da61d7e4ad13fe2ff3</meta:generator>
  </office:meta>
</office:document-meta>
</file>